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Mt. Mahai
←：Jakla Forest ・ Jinbū Village
→：Ondrera Manor
↓：Dābu Cavern ・ Zazābu ・ 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 office:value-type="string">
            <text:p>Girl
“Papaaa! Mamaaa!!”</text:p>
          </table:table-cell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 office:value-type="string">
            <text:p>Father
“Uwooooh!! My dear daughter!!!”</text:p>
          </table:table-cell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 office:value-type="string">
            <text:p>Mother
“Thank goodness you're saaaaaaaaafe!!!”</text:p>
          </table:table-cell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se closed.</text:p>
          </table:table-cell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—!</text:p>
          </table:table-cell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 office:value-type="string">
            <text:p>I was kinda worried for a moment when those
Hellish King guys turned out to be behind it
all.</text:p>
          </table:table-cell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ving the lost kid and beating up those two
Hellish Kings... now that's what I call two
birds with one ston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A truly magnificent performance from each
of you. My thank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In must ask, how were you able to proceed
through the hallway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I suppose you used some sort of special power
available only to the Heavenly Maidens?”</text:p>
          </table:table-cell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t was actually all thanks to this young lady.</text:p>
          </table:table-cell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 office:value-type="string">
            <text:p>(Doyaaaaaah!!!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? That's an unfamiliar fa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see, are you yet another new Heavenly
Maiden?”</text:p>
          </table:table-cell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, actually, she's an ali—</text:p>
          </table:table-cell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Ah! Ah!</text:p>
          </table:table-cell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girl is, well...!</text:p>
          </table:table-cell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 office:value-type="string">
            <text:p>Yep! She's someone who kinda feels like she
came from our world!</text:p>
          </table:table-cell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Be careful, Akizora-san.)</text:p>
          </table:table-cell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 office:value-type="string">
            <text:p>(If we told anyone that she is an alien, she
would have to erase our memories...)</text:p>
          </table:table-cell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ops! Sorry about that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do not understand what you mean, but may I
take it that she is a new ally to our cause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met, good lady. I am Gaora, Knight
Commander of the Chivalric Order.”</text:p>
          </table:table-cell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ice to meet Youuu!</text:p>
          </table:table-cell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 office:value-type="string">
            <text:p>Oh yeah, my name is Cara—</text:p>
          </table:table-cell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aaaaaahh!! Hey, hey, hey!!!</text:p>
          </table:table-cell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 office:value-type="string">
            <text:p>Hey, are you hungry?!! What kinda food do you
like best?!?!</text:p>
          </table:table-cell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eeh? What's this all of a Suddeeen?</text:p>
          </table:table-cell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 office:value-type="string">
            <text:p>Well, I love Takoyaki, Buuu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rm... so this young lady's name is...?”</text:p>
          </table:table-cell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... Takoyaki!!!</text:p>
          </table:table-cell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leh...??</text:p>
          </table:table-cell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 Takoyaki-chan!! Right?! Right?!</text:p>
          </table:table-cell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 office:value-type="string">
            <text:p>Right?!?!?!?!?!?!</text:p>
          </table:table-cell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y... yeah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nice to meet you, young Takoyaki.”</text:p>
          </table:table-cell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nyway! Now that the whole kidnappin'
situation's been resolved, what are we
doin' next?</text:p>
          </table:table-cell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ere planning to hold a strategy
meeting as to our next mov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M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ope you rested well at the Secret Spring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return to Her Highness and agree upon
our next war strategy.”</text:p>
          </table:table-cell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All right, off to the castle one more time!</text:p>
          </table:table-cell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Let's go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go on ahead and make preparations for
the audie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meet at the castle.”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 office:value-type="string">
            <text:p>H...How could this have...?!</text:p>
          </table:table-cell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hear some kind of ruckus over there,
towards the east.</text:p>
          </table:table-cell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 office:value-type="string">
            <text:p>Map389</text:p>
          </table:table-cell>
          <table:table-cell table:style-name="ce0"/>
          <table:table-cell table:style-name="ce0" office:value-type="string">
            <text:p>What could've happened?</text:p>
          </table:table-cell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first priority right now is to search
Ondrera Manor.</text:p>
          </table:table-cell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 office:value-type="string">
            <text:p>F-F-F-F-F-F-F-Fi-Fi-First of all, let's
everybody just c-c-c-c-c-ca-c-calm down!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 office:value-type="string">
            <text:p>H... Hold it...!</text:p>
          </table:table-cell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ssshh*!!</text:p>
          </table:table-cell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gh!! N-No... no good!!</text:p>
          </table:table-cell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 office:value-type="string">
            <text:p>I can't... let it ou... aah, ah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 office:value-type="string">
            <text:p>That's... it...! I-I can't hold it in...!!</text:p>
          </table:table-cell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 office:value-type="string">
            <text:p>There's... nobody here... right...?</text:p>
          </table:table-cell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 office:value-type="string">
            <text:p>Th-This is just because I'm about to explode...
I don't have any choice...!</text:p>
          </table:table-cell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 office:value-type="string">
            <text:p>Hauu...!!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 office:value-type="string">
            <text:p>...Nn...</text:p>
          </table:table-cell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 office:value-type="string">
            <text:p>Haaaaaa〜〜......</text:p>
          </table:table-cell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 office:value-type="string">
            <text:p>???
“Hup!!”</text:p>
          </table:table-cell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 office:value-type="string">
            <text:p>It's about time to go, methinks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 office:value-type="string">
            <text:p>U-Uhh... um... th-this is... ////</text:p>
          </table:table-cell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 office:value-type="string">
            <text:p>Th-This is Mother Nature's fault!! I couldn't
help it!!</text:p>
          </table:table-cell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 office:value-type="string">
            <text:p>Fufuu, not another word! I gotcha!</text:p>
          </table:table-cell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 office:value-type="string">
            <text:p>Let's see〜, will Nyan-chan show me her
embarrassing pee-pee scene〜?</text:p>
          </table:table-cell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 office:value-type="string">
            <text:p>Hyiiii———!! G-Get away, you perveeert———!!!!</text:p>
          </table:table-cell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n the end, it looks like all the traffic let up
by the time we got here.</text:p>
          </table:table-cell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hit rush hour.</text:p>
          </table:table-cell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 office:value-type="string">
            <text:p>If only we'd known, we could have waited
for it to blow over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e can get to the castle at last.</text:p>
          </table:table-cell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, we got here without “incident”...!</text:p>
          </table:table-cell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omocchi...! That's a secret, okay?! You
promised!!)</text:p>
          </table:table-cell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Yeah, yeaaah! ♪)</text:p>
          </table:table-cell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how'd you find the line, Nyanko?</text:p>
          </table:table-cell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 office:value-type="string">
            <text:p>Waiting time can be fun time, right?</text:p>
          </table:table-cell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as not “fun”!!</text:p>
          </table:table-cell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 office:value-type="string">
            <text:p>I want to eradicate all queues from
existence——!!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w...</text:p>
          </table:table-cell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then. In accordance with our original plan,
we're returning to the castle, delivering our
report to the Princess, and convening for a
strategy meeting.</text:p>
          </table:table-cell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 office:value-type="string">
            <text:p>NPC event</text:p>
          </table:table-cell>
          <table:table-cell table:style-name="ce0" office:value-type="string">
            <text:p>Purple</text:p>
          </table:table-cell>
          <table:table-cell table:style-name="ce0" office:value-type="string">
            <text:p>And then, and then!</text:p>
          </table:table-cell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 office:value-type="string">
            <text:p>Purple</text:p>
          </table:table-cell>
          <table:table-cell table:style-name="ce0" office:value-type="string">
            <text:p>ha, lolol she's totally walking so pigeon-toed
right now haha!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 office:value-type="string">
            <text:p>Purple-chan
“Woah, you totally peed yourself lololol!
Hurry up and get changed lol!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 office:value-type="string">
            <text:p>Purple-chan
“So, like, after that, right? I bet you think I
went for yakiniku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 office:value-type="string">
            <text:p>Purple-chan
“Like, I always go for yakiniku, right? But I
totally didn't this time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 office:value-type="string">
            <text:p>Blondie-chan
“Srsly?! Why not, lol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I-I gotta go pee, but... this gossip is way
to juicy, so I can't leave now...)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 office:value-type="string">
            <text:p>Purple-chan
“So, get this, in the end, I totally just went for
ramen instead!! 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That's so random, lololol!!
So what were you doing for two hours, lmao?!
*fidget* *fidge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Hey, so like, you remember what I said
happened when I went to that one famous
hot spring in the east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 office:value-type="string">
            <text:p>Blondie-chan
“Oh, yeah—! How'd that go?! Did you find
your panties?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 office:value-type="string">
            <text:p>Purple-chan
“After that, I had the employees and basically
the whole town helping me look for them,
but no one could find them at all——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 office:value-type="string">
            <text:p>Blondie-chan
“No way, seriously?! Sounds like a panty-thief
to me!! *squirm* *squirm*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 office:value-type="string">
            <text:p>Purple-chan
“Right?! I totally bet it was that creepy old
guy who was taking his dog for a walk who
did it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Ah! The guy who took his dog in even though
pets aren't even allowed?! *squirm*...
*wriggle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 office:value-type="string">
            <text:p>Purple-chan
“Yeah, yeah, him!! He was super suspicious
lol, isn't that totally weird, taking your dog
there?! And walking round the hot spring?!?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 office:value-type="string">
            <text:p>Blondie-chan
“I know, right!! Super weird!! lololol
*wriggle*... *twis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 office:value-type="string">
            <text:p>Purple-chan
“Oh yeah, that reminds me!! You know the
opera I'm doing, 'Faithful Kerberos'—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 office:value-type="string">
            <text:p>Purple-chan
“Wait, lol, have you been desperate for the
toilet this whole time? lo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 office:value-type="string">
            <text:p>Blondie-chan
“Ah, you can tell? lol, I'm totally bursting
here, lmao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 office:value-type="string">
            <text:p>Purple-chan
“Then go pee, dummy! 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 office:value-type="string">
            <text:p>Blondie-chan
“Soz—, I'll be right back haha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 office:value-type="string">
            <text:p>Blondie-chan
“Uhh, where was the nearest toile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 office:value-type="string">
            <text:p>Blondie-chan
“*brrrr*
Agh...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N-No way... this is way worse than I
thought...)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 office:value-type="string">
            <text:p>Blondie-chan
“The railcar place has a toilet... w-will I even
be able to... make i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 office:value-type="string">
            <text:p>Blondie-chan
“Uwaaaaahn!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 office:value-type="string">
            <text:p>Blondie-chan
“Ah, ah, no... I really can't wait to find a
toilet, after all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 office:value-type="string">
            <text:p>Blondie-chan
“I'd better get this over wit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 office:value-type="string">
            <text:p>Blondie-chan
“Uwaaaaaaagh———!!! Wh-Why does this
only happen at the worst times, geez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 office:value-type="string">
            <text:p>Blondie-chan
“Wh-Wh-Whatever, quickly, just... turn
around... uu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 office:value-type="string">
            <text:p>Blondie-chan
“No... I can't... ohh...”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 office:value-type="string">
            <text:p>Blondie</text:p>
          </table:table-cell>
          <table:table-cell table:style-name="ce0" office:value-type="string">
            <text:p>I-I told you... to turn arooound!</text:p>
          </table:table-cell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 office:value-type="string">
            <text:p>You jerk!!! Uwaaaaaaahnn!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seems she got too immersed
in conversation, and ignored the protests of her
bladder for slightly too long.</text:p>
          </table:table-cell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to first speak, not with the Knight
Commander, but with the regular old soldier
standing behind him?</text:p>
          </table:table-cell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 office:value-type="string">
            <text:p>I like that attitude!!</text:p>
          </table:table-cell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 office:value-type="string">
            <text:p>Wait, I already said that back in Jinbū
Village...</text:p>
          </table:table-cell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 office:value-type="string">
            <text:p>All right, then, take this in commemoration
of those good times.</text:p>
          </table:table-cell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500 ren!</text:p>
          </table:table-cell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 office:value-type="string">
            <text:p>I'm getting sick and tired of all these
kidnapp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